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c6397" officeooo:paragraph-rsid="000c639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fo:font-style="normal" fo:font-weight="normal" officeooo:rsid="000c6397" officeooo:paragraph-rsid="000c6397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fo:font-weight="bold" officeooo:rsid="000c6397" officeooo:paragraph-rsid="000c6397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0c63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4"/>Project Report</text:span></text:p>
      <text:p text:style-name="P1"/>
      <text:p text:style-name="P2">Introduction:</text:p>
      <text:p text:style-name="P2"/>
      <text:p text:style-name="P3">Our project is based on javascript ans uses html.</text:p>
      <text:p text:style-name="P3"/>
      <text:p text:style-name="P3"/>
      <text:p text:style-name="P4">PROBLEM DESCRIPTION:</text:p>
      <text:p text:style-name="P3"/>
      <text:p text:style-name="P3">Main motive behind this is to catch the bird before leaving the canvas.Here we have to hit the bird </text:p>
      <text:p text:style-name="P3">The ball follows typical <text:s/>projectile motion in which velocity can be changed in the air itself</text:p>
      <text:p text:style-name="P3">here enterkey is to decrease velocity and space key is to increase velocity</text:p>
      <text:p text:style-name="P4"/>
      <text:p text:style-name="P4"/>
      <text:p text:style-name="P4">TEAM MEMBERS:</text:p>
      <text:p text:style-name="P3">shivyansh garg <text:s/>IMT2019082<text:tab/></text:p>
      <text:p text:style-name="P3">balkaran singh <text:s text:c="2"/>IMT201901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6:16:47.345444307</meta:creation-date>
    <dc:date>2019-11-16T06:41:12.061980368</dc:date>
    <meta:editing-duration>PT12M54S</meta:editing-duration>
    <meta:editing-cycles>1</meta:editing-cycles>
    <meta:document-statistic meta:table-count="0" meta:image-count="0" meta:object-count="0" meta:page-count="1" meta:paragraph-count="10" meta:word-count="70" meta:character-count="477" meta:non-whitespace-character-count="366"/>
    <meta:generator>LibreOffice/6.0.7.3$Linux_X86_64 LibreOffice_project/00m0$Build-3</meta:generator>
  </office:meta>
</office:document-meta>
</file>